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656af" officeooo:paragraph-rsid="001aa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56af" officeooo:paragraph-rsid="001aa0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9473" officeooo:paragraph-rsid="001aa0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1aa0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normal" officeooo:rsid="00069473" officeooo:paragraph-rsid="001aa07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l" fo:country="GR" fo:font-weight="bold" officeooo:rsid="000656af" officeooo:paragraph-rsid="001aa07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2af9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1ea409" officeooo:paragraph-rsid="001aa07d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l" fo:country="GR" fo:font-weight="normal" officeooo:rsid="0033fa5f" officeooo:paragraph-rsid="001aa07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29e605" officeooo:paragraph-rsid="001aa07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29e605" officeooo:paragraph-rsid="001aa07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cdc49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l" fo:country="GR" fo:font-weight="normal" officeooo:rsid="0033fa5f" officeooo:paragraph-rsid="0036bea8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l" fo:country="GR" fo:font-weight="normal" officeooo:rsid="0033fa5f" officeooo:paragraph-rsid="00358c5f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language="el" fo:country="GR" fo:font-weight="normal" officeooo:rsid="0033fa5f" officeooo:paragraph-rsid="0036bea8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language="el" fo:country="GR" fo:font-weight="normal" officeooo:rsid="0036bea8" officeooo:paragraph-rsid="0036bea8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language="el" fo:country="GR" fo:font-weight="normal" officeooo:rsid="003708d4" officeooo:paragraph-rsid="003708d4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language="el" fo:country="GR" fo:font-weight="normal" officeooo:rsid="00378149" officeooo:paragraph-rsid="003c6f9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4d8e"/>
    </style:style>
    <style:style style:name="T3" style:family="text">
      <style:text-properties officeooo:rsid="002c6217"/>
    </style:style>
    <style:style style:name="T4" style:family="text">
      <style:text-properties officeooo:rsid="001b5af2"/>
    </style:style>
    <style:style style:name="T5" style:family="text">
      <style:text-properties fo:language="el" fo:country="GR" fo:font-weight="normal" officeooo:rsid="002af996" style:font-weight-asian="normal" style:font-weight-complex="normal"/>
    </style:style>
    <style:style style:name="T6" style:family="text">
      <style:text-properties fo:language="el" fo:country="GR" fo:font-weight="normal" officeooo:rsid="004ab604" style:font-weight-asian="normal" style:font-weight-complex="normal"/>
    </style:style>
    <style:style style:name="T7" style:family="text">
      <style:text-properties fo:language="el" fo:country="GR" fo:font-weight="normal" officeooo:rsid="004c9a36" style:font-weight-asian="normal" style:font-weight-complex="normal"/>
    </style:style>
    <style:style style:name="T8" style:family="text">
      <style:text-properties fo:language="el" fo:country="GR" fo:font-weight="bold" officeooo:rsid="002af996" style:font-weight-asian="bold" style:font-weight-complex="bold"/>
    </style:style>
    <style:style style:name="T9" style:family="text">
      <style:text-properties fo:language="el" fo:country="GR" fo:font-weight="bold" officeooo:rsid="0048c50d" style:font-weight-asian="bold" style:font-weight-complex="bold"/>
    </style:style>
    <style:style style:name="T10" style:family="text">
      <style:text-properties officeooo:rsid="0032263c"/>
    </style:style>
    <style:style style:name="T11" style:family="text">
      <style:text-properties officeooo:rsid="00357774"/>
    </style:style>
    <style:style style:name="T12" style:family="text">
      <style:text-properties officeooo:rsid="00358c5f"/>
    </style:style>
    <style:style style:name="T13" style:family="text">
      <style:text-properties officeooo:rsid="0036bea8"/>
    </style:style>
    <style:style style:name="T14" style:family="text">
      <style:text-properties officeooo:rsid="00392ebf"/>
    </style:style>
    <style:style style:name="T15" style:family="text">
      <style:text-properties officeooo:rsid="0039843a"/>
    </style:style>
    <style:style style:name="T16" style:family="text">
      <style:text-properties officeooo:rsid="0040082f"/>
    </style:style>
    <style:style style:name="T17" style:family="text">
      <style:text-properties officeooo:rsid="004323af"/>
    </style:style>
    <style:style style:name="T18" style:family="text">
      <style:text-properties officeooo:rsid="00441d3e"/>
    </style:style>
    <style:style style:name="T19" style:family="text">
      <style:text-properties officeooo:rsid="00456b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ρογραμματιστική <text:span text:style-name="T4">Εργασία</text:span> <text:span text:style-name="T10">4</text:span></text:p>
      <text:p text:style-name="P7"/>
      <text:p text:style-name="P2">Ονοματεπώνυμο: <text:span text:style-name="T1">Αντώνιος Κληρονόμος</text:span></text:p>
      <text:p text:style-name="P3">Αριθμός Μητρώου: <text:span text:style-name="T1">1115201500069</text:span></text:p>
      <text:p text:style-name="P6"/>
      <text:p text:style-name="P6"/>
      <text:p text:style-name="P4">Περιγραφή προγράμματος</text:p>
      <text:p text:style-name="P10"/>
      <text:list xml:id="list1309015094" text:style-name="L1">
        <text:list-item>
          <text:p text:style-name="P14">Το δένδρο που συμβολίζει το directory είναι μια δομή που αποτελείται απ<text:span text:style-name="T13">ό</text:span> πολλαπλές <text:span text:style-name="T13">ταξινομημένες διπλά συνδεδεμένες </text:span>λίστες. Συγκεκριμένα, κάθε κόμβος του δένδρου (TreeNode) μπορεί να είναι File ή Directory.</text:p>
        </text:list-item>
      </text:list>
      <text:list xml:id="list2366800115" text:style-name="L2">
        <text:list-item>
          <text:list>
            <text:list-item>
              <text:p text:style-name="P15">Εάν είναι File, τότε δεν μπορεί να έχει child <text:span text:style-name="T11">TreeNodes</text:span> δηλαδή δική του λίστα.</text:p>
            </text:list-item>
            <text:list-item>
              <text:p text:style-name="P16">Εάν είναι Directory, τότε μπορεί να έχει <text:span text:style-name="T12">child TreeNodes άρα να έχει</text:span> δική του <text:span text:style-name="T13">ταξινομημένη</text:span> <text:span text:style-name="T13">διπλά συνδεδεμένη λίστα</text:span> <text:span text:style-name="T12">από</text:span> TreeNodes.</text:p>
            </text:list-item>
          </text:list>
        </text:list-item>
      </text:list>
      <text:list xml:id="list161036685225248" text:continue-list="list1309015094" text:style-name="L1">
        <text:list-item>
          <text:p text:style-name="P17">Κάθε TreeNode <text:span text:style-name="T19">(εκτός των άλλων) </text:span>περιέχει έναν pointer σε <text:span text:style-name="T17">struct</text:span> INode.</text:p>
        </text:list-item>
        <text:list-item>
          <text:p text:style-name="P18">Κάθε I<text:span text:style-name="T18">N</text:span>ode <text:span text:style-name="T19">(εκτός των άλλων)</text:span> περιέχει μία ταξινομημένη διπλά συνδεδεμένη λίστα από NameNodes που κάθε ένα περιέχει ένα path name αρχείου που συνδέεται με το αντίστοιχο I<text:span text:style-name="T16">N</text:span>ode.</text:p>
        </text:list-item>
        <text:list-item>
          <text:p text:style-name="P19">Υπάρχει ακόμα μία λίστα που χρησιμεύει στην αντιστοίχιση των watch descriptors που επιστρέφονται από την inotify_add_watch() με τα TreeNodes του souce <text:span text:style-name="T14">που παρακολουθούνται</text:span> καθώς και με άλλα TreeNodes <text:span text:style-name="T15">(μπορείτε να τα δείτε στο αρχείο tree/tree.h)</text:span> που βοηθούν στη διαχείριση των inotify_events.</text:p>
        </text:list-item>
      </text:list>
      <text:p text:style-name="P8"/>
      <text:p text:style-name="P13"><text:span text:style-name="T8">Σημε</text:span><text:span text:style-name="T9">ίωση</text:span><text:span text:style-name="T8">: </text:span><text:span text:style-name="T5">Στα αρχεία με τον κώδικα υπάρχουν αρκετά επεξηγηματικά σχόλια που διασαφηνίζουν περισσότερο τη λειτουργία του προγράμματος. </text:span><text:span text:style-name="T6">Στην παραπάνω περιγραφή, κάποιες διαδικασίες </text:span><text:span text:style-name="T7">και ονόματα</text:span><text:span text:style-name="T6"> έχουν παραληφθεί για λόγους απλότητας.</text:span></text:p>
      <text:p text:style-name="P9"/>
      <text:p text:style-name="P9"/>
      <text:p text:style-name="P5">Εντολ<text:span text:style-name="T2">ές</text:span> <text:span text:style-name="T3">μεταγλώττισης</text:span> και εκτέλεσης</text:p>
      <text:p text:style-name="P5"/>
      <text:p text:style-name="P11">make</text:p>
      <text:p text:style-name="P11"/>
      <text:p text:style-name="P12">./executables/mirr <text:span text:style-name="T10">[full/relative path to source directory]</text:span> <text:span text:style-name="T10">[full/relative path to destination director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3:57.306277788</meta:creation-date>
    <dc:date>2019-01-25T16:10:33.434724824</dc:date>
    <meta:editing-duration>PT1H42M24S</meta:editing-duration>
    <meta:editing-cycles>5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04" meta:character-count="1444" meta:non-whitespace-character-count="1260"/>
  </office:meta>
</office:document-meta>
</file>